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3.3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356cm" fo:min-width="1.106cm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2.0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P5" style:family="paragraph">
      <loext:graphic-properties draw:fill="none" draw:fill-color="#ffffff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2.54cm" svg:x="2.27cm" svg:y="2.27cm">
          <text:p text:style-name="P1"><text:span text:style-name="T1">Laboratory Softwa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8.62cm" svg:y="2.27cm">
          <text:p text:style-name="P1"><text:span text:style-name="T1">Intermediary to Cloud</text:span></text:p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08cm" svg:y1="3.54cm" svg:x2="8.62cm" svg:y2="3.54cm">
          <text:p/>
        </draw:line>
        <draw:custom-shape draw:style-name="gr3" draw:text-style-name="P4" draw:layer="layout" svg:width="1.778cm" svg:height="1.778cm" svg:x="14.97cm" svg:y="2.651cm">
          <text:p text:style-name="P1"><text:span text:style-name="T2">Mobile </text:span></text:p>
          <text:p text:style-name="P1"><text:span text:style-name="T2">Dev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2.43cm" svg:y1="3.54cm" svg:x2="14.97cm" svg:y2="3.54cm">
          <text:p/>
        </draw:line>
        <draw:custom-shape draw:style-name="gr1" draw:text-style-name="P2" draw:layer="layout" svg:width="3.81cm" svg:height="2.54cm" svg:x="1.508cm" svg:y="7.35cm">
          <text:p text:style-name="P1"><text:span text:style-name="T1">Laboratory Softwar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39cm" svg:height="2.54cm" svg:x="6.851cm" svg:y="7.369cm">
          <text:p text:style-name="P1"><text:span text:style-name="T1">CloudInterfac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381cm" svg:y1="8.64cm" svg:x2="6.777cm" svg:y2="8.62cm">
          <text:p/>
        </draw:line>
        <draw:line draw:style-name="gr2" draw:text-style-name="P3" draw:layer="layout" svg:x1="9.483cm" svg:y1="8.587cm" svg:x2="10.879cm" svg:y2="8.567cm">
          <text:p/>
        </draw:line>
        <draw:custom-shape draw:style-name="gr4" draw:text-style-name="P2" draw:layer="layout" svg:width="2.539cm" svg:height="2.54cm" svg:x="10.861cm" svg:y="7.35cm">
          <text:p text:style-name="P1"><text:span text:style-name="T1">Interface to </text:span></text:p>
          <text:p text:style-name="P1"><text:span text:style-name="T1">Cloud Serv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485cm" svg:y1="8.634cm" svg:x2="14.881cm" svg:y2="8.614cm">
          <text:p/>
        </draw:line>
        <draw:custom-shape draw:style-name="gr4" draw:text-style-name="P2" draw:layer="layout" svg:width="2.539cm" svg:height="2.54cm" svg:x="14.87cm" svg:y="7.35cm">
          <text:p text:style-name="P1"><text:span text:style-name="T1">Cloud</text:span></text:p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778cm" svg:x="18.122cm" svg:y="7.604cm">
          <text:p text:style-name="P1"><text:span text:style-name="T2">Mobile </text:span></text:p>
          <text:p text:style-name="P1"><text:span text:style-name="T2">Dev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7.383cm" svg:y1="8.62cm" svg:x2="18.172cm" svg:y2="8.62cm">
          <text:p/>
        </draw:line>
        <draw:custom-shape draw:style-name="gr1" draw:text-style-name="P2" draw:layer="layout" svg:width="3.81cm" svg:height="2.54cm" svg:x="4.302cm" svg:y="12.557cm">
          <text:p text:style-name="P1"><text:span text:style-name="T1">Laboratory Softwar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113cm" svg:y1="13.827cm" svg:x2="9.509cm" svg:y2="13.807cm">
          <text:p/>
        </draw:line>
        <draw:custom-shape draw:style-name="gr4" draw:text-style-name="P2" draw:layer="layout" svg:width="2.539cm" svg:height="2.54cm" svg:x="9.51cm" svg:y="12.557cm">
          <text:p text:style-name="P1"><text:span text:style-name="T1">Cloud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2.056cm" svg:y1="13.72cm" svg:x2="13.452cm" svg:y2="13.7cm">
          <text:p/>
        </draw:line>
        <draw:custom-shape draw:style-name="gr4" draw:text-style-name="P2" draw:layer="layout" svg:width="2.539cm" svg:height="2.54cm" svg:x="13.453cm" svg:y="12.43cm">
          <text:p text:style-name="P1"><text:span text:style-name="T1">testbench.exe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605cm" svg:height="0.962cm" svg:x="8.747cm" svg:y="1.127cm">
          <draw:text-box>
            <text:p>Figure 1(a)</text:p>
          </draw:text-box>
        </draw:frame>
        <draw:frame draw:style-name="gr5" draw:text-style-name="P5" draw:layer="layout" svg:width="3.605cm" svg:height="0.962cm" svg:x="8.62cm" svg:y="6.08cm">
          <draw:text-box>
            <text:p>Figure 1(b)</text:p>
          </draw:text-box>
        </draw:frame>
        <draw:frame draw:style-name="gr5" draw:text-style-name="P5" draw:layer="layout" svg:width="3.605cm" svg:height="0.962cm" svg:x="8.748cm" svg:y="1.127cm">
          <draw:text-box>
            <text:p>Figure 1(a)</text:p>
          </draw:text-box>
        </draw:frame>
        <draw:frame draw:style-name="gr5" draw:text-style-name="P5" draw:layer="layout" svg:width="3.605cm" svg:height="0.962cm" svg:x="8.748cm" svg:y="1.127cm">
          <draw:text-box>
            <text:p>Figure 1(a)</text:p>
          </draw:text-box>
        </draw:frame>
        <draw:frame draw:style-name="gr6" draw:text-style-name="P5" draw:layer="layout" svg:width="3.571cm" svg:height="0.962cm" svg:x="8.605cm" svg:y="11.287cm">
          <draw:text-box>
            <text:p>Figure 1(c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1T09:18:07.411302000</meta:creation-date>
    <dc:date>2016-07-11T20:21:28.848654000</dc:date>
    <meta:editing-duration>PT52M18S</meta:editing-duration>
    <meta:editing-cycles>7</meta:editing-cycles>
    <meta:generator>LibreOffice/5.0.1.2$MacOSX_X86_64 LibreOffice_project/81898c9f5c0d43f3473ba111d7b351050be20261</meta:generator>
    <meta:document-statistic meta:object-count="24"/>
  </office:meta>
</office:document-meta>
</file>